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Heading_20_1" style:master-page-name="Standard">
      <style:paragraph-properties style:page-number="auto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color="#000000" style:font-name="Courier" fo:font-size="10pt" fo:language="en" fo:country="GB" style:font-size-asian="10pt" style:font-size-complex="10pt"/>
    </style:style>
    <style:style style:name="P5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style:font-size-asian="10pt"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fo:font-size="10pt" fo:language="en" fo:country="GB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here does the "subclasses" method come from?</text:h>
      <text:p text:style-name="Standard"><text:span text:style-name="T2">From: Rick McGuire &lt;object.rexx@gm...&gt; - 2007-11-05 14:26</text:span><text:span text:style-name="T1"><text:line-break/><text:line-break/></text:span><text:span text:style-name="T3">Attachments:</text:span><text:span text:style-name="T2"> </text:span><text:a xlink:type="simple" xlink:href="http://sourceforge.net/mailarchive/attachment.php?list_name=oorexx-devel&amp;message_id=33bd05330711050626x4021ca8t50b0940af711128d%40mail.gmail.com&amp;counter=1"><text:span text:style-name="Internet_20_link"><text:span text:style-name="T2">Message as HTML</text:span></text:span></text:a><text:span text:style-name="T2">      </text:span></text:p>
      <text:p text:style-name="P3">Ok, this one is going to be a seriously long winded explanation. The code<text:line-break/>to implement subclasses is in ClassClass.app, the getSubClasses() method. I<text:line-break/>sort of doubt you'll want to tackle trying to fix this one yourself once you<text:line-break/>learn why it doesn't work.<text:line-break/><text:line-break/>The subclasses method is not completely broken...it's only partially<text:line-break/>broken. Your little experiment below returned 14 classes, but notice<text:line-break/>they're all ooDialog classes. Where's String, Array, Relation, etc? If you<text:line-break/>just run RexxTry without pulling in any other classes, you'll see that<text:line-break/>object initially reports 0 subclasses too.<text:line-break/><text:line-break/>Implementing subclasses had some interesting wrinkles. Originally, the<text:line-break/>class objects just had a field containing an array of all the current<text:line-break/>subclasses of a class. Fairly simple, but it had one major flaw. Because<text:line-break/>the class object was maintaining a list of all of its subclasses, it meant<text:line-break/>that no class objects could ever be garbaged collected! They were getting<text:line-break/>pinned into memory by their immediate superclass. This created a huge<text:line-break/>memory leak, particularly for OS/2 where the workplace shell support kept<text:line-break/>the ooRexx interpreter perpetually active. Every time you ran a program<text:line-break/>that contained a class, that class would get added to the subclasses list,<text:line-break/>and when the program terminated, that class object would hang around. The<text:line-break/>next time you ran that program, a new copy of the class was loaded and added<text:line-break/>to the list. Eventually, you'd run out of memory, the interpreter would<text:line-break/>crash, and you generally had to reboot the system to clean things up.<text:line-break/><text:line-break/>So, this problem was fixed by creating a special table in the garbage<text:line-break/>collector that got special treatment whenever a GC cycle was done. I gave<text:line-break/>Mark M a sort of lengthy explanation about how the mark-and-sweep mechanism<text:line-break/>worked last week, so I'll not repeat that now. The garbage collector gives<text:line-break/>the subclasses table special treatment when a GC cycle is run. During the<text:line-break/>initial mark phase of the GC cycle, the subclasses table is not included in<text:line-break/>the set of traced objects. Once the mark phase is complete, the subclasses<text:line-break/>table is scanned, and any objects stored in that table that were not marked<text:line-break/>as being live during the marking phase are now eligible for garbage<text:line-break/>collection. Those objects are removed from the table. This process allows<text:line-break/>classes to get garbage collected properly.<text:line-break/><text:line-break/>Now for the reason this bug appears. During the build process, one of the<text:line-break/>build steps creates a file called "rexx.img". This is the ooRexx core<text:line-break/>image. When the image is created, the interpreter does a hand bootstrapping<text:line-break/>of all of the core classes, then essentially serializes ".environment",<text:line-break/>which saves all of the core classes to a file that can be quickly reloaded<text:line-break/>when the interpreter is in "normal" operation. Unfortunately, the<text:line-break/>subclasses table does not get saved as part of the serialization process.<text:line-break/>When the image gets reloaded, a fresh subclasses table gets built, and all<text:line-break/><text:soft-page-break/>additional classes that get loaded are included in the table, but the<text:line-break/>initial core classes do not.<text:line-break/><text:line-break/>One approach to fixing this would be to have the image creation process also<text:line-break/>save the subclasses table. On the image restore, the new subclasses table<text:line-break/>would be initialized with a copy from the saved image. That would preserved<text:line-break/>the original subclasses information.<text:line-break/><text:line-break/>In the 4.0 prototype, I came up with a different approach for this. Rather<text:line-break/>than rely on that special table, I created a more generalized solution by<text:line-break/>implementing a "WeakReference" class in the interpreter. This is similar to<text:line-break/>the Java WeakReference class. It allows you to get access to an item as<text:line-break/>long as some other object still contains a reference to it. The<text:line-break/>WeakReferences themselves do not mark objects as being referenced. This is<text:line-break/>essentially what the special subclasses table was doing, but the<text:line-break/>WeakReference approach has a lot more uses.<text:line-break/><text:line-break/>Unfortunately, my WeakReference implementation didn't take into account the<text:line-break/>possibility that they might need to get saved in the ooRexx image, so I've<text:line-break/>got some thinking to do about how to solve that bit. I believe it's doable,<text:line-break/>but I wasn't planning on doing anything about that until I started pulling<text:line-break/>the WeakReference code back into trunk.<text:line-break/><text:line-break/>Rick</text:p>
      <text:h text:style-name="P1" text:outline-level="1">resolveExportedMethod</text:h>
      <text:p text:style-name="P5">The resolveExportedMethod() call</text:p>
      <text:p text:style-name="P5">takes the entry point you're exporting and scans the table of exported</text:p>
      <text:p text:style-name="P5">methods in CPPCode.cpp so it can map that method into a table index.</text:p>
      <text:p text:style-name="P5">That table index is used during the image restore process to map the</text:p>
      <text:p text:style-name="P4">exported methods back to the correct bit of code.</text:p>
      <text:h text:style-name="P1" text:outline-level="1">Predefined classes</text:h>
      <text:p text:style-name="P3">PlatformDefinitions.h</text:p>
      <text:p text:style-name="P3">#define BASEIMAGELOAD "CoreClasses.orx"</text:p>
      <text:p text:style-name="P3"> </text:p>
      <text:p text:style-name="P3">CoreClasses.orx</text:p>
      <text:p text:style-name="P3">            SystemMethods.orx</text:p>
      <text:p text:style-name="P3">                        WindowsMethods.orx</text:p>
      <text:p text:style-name="P3">            StreamClasses.orx</text:p>
      <text:p text:style-name="P3">            PlatformObjects.orx</text:p>
      <text:p text:style-name="P3">                        orexxole.cls</text:p>
      <text:h text:style-name="P1" text:outline-level="1">A tutorial on adding new C++ methods to an ooRexx class</text:h>
      <text:p text:style-name="Standard"><text:a xlink:type="simple" xlink:href="http://sourceforge.net/mailarchive/message.php?msg_name=33bd05330809030941i7157235cx9a9f9d3b2c61413e%40mail.gmail.com"><text:span text:style-name="Internet_20_link"><text:span text:style-name="T1">http://sourceforge.net/mailarchive/message.php?msg_name=33bd05330809030941i7157235cx9a9f9d3b2c61413e%40mail.gmail.com</text:span></text:span></text:a></text:p>
      <text:p text:style-name="P3"> </text:p>
      <text:p text:style-name="P3">Ok, here's a quick tutorial on adding a new C++ method to an existing<text:line-break/>ooRexx class. For illustration purposes, I'm going to use the<text:line-break/>isNull() method I just added to the Pointer class.<text:line-break/><text:line-break/>Step 1) Write the new method. A method that is going to be exposed<text:line-break/>as an ooRexx method must have a return value that is either RexxObject<text:line-break/>*, or is a subclass of RexxObject * (e.g., RexxString *).<text:line-break/>Additionally, all arguments must also follow that same restriction.<text:line-break/>Like any other class, you add the declaration to the .hpp file:<text:line-break/><text:line-break/>RexxObject *isNull();<text:line-break/><text:line-break/>And the implementation is in the .cpp file:<text:line-break/><text:line-break/><text:line-break/>/**<text:line-break/>* Test if this is a null pointer value.<text:line-break/>*<text:line-break/>* @return True if the pointer value is NULL, false for non-null.<text:line-break/>*/<text:line-break/>RexxObject *RexxPointer::isNull()<text:line-break/>{<text:line-break/>return pointer() == NULL ? TheTrueObject : TheFalseObject;<text:line-break/>}<text:line-break/><text:line-break/>Now, in order for this to work, it needs to be added to the method<text:line-break/>dictionary for the target class. The method dictionary makes the<text:line-break/>mapping from the name "ISNULL" to the C++ code that implements the<text:line-break/>real method. This is done in the file Setup.cpp. So, in Setup.cpp,<text:line-break/>look for a reference to the class in question. In this case,<text:line-break/>searching for the string "RexxPointer::" will get me to the right<text:line-break/>place, since RexxPointer is the C++ class name of the ooRexx Pointer<text:line-break/>class. At this point, you'll see the code that manually adds each of<text:line-break/>the methods to the RexxPointer class.<text:line-break/><text:line-break/>/* Add the instance methods to the */<text:line-break/>/* instance behaviour mdict */<text:line-break/>defineKernelMethod(CHAR_EQUAL,ThePointerBehaviour,<text:line-break/>CPPM(RexxPointer::equal), 1);<text:line-break/>defineKernelMethod(CHAR_BACKSLASH_EQUAL,ThePointerBehaviour,<text:line-break/>CPPM(RexxPointer::notEqual), 1);<text:line-break/>defineKernelMethod(CHAR_STRICT_EQUAL,ThePointerBehaviour,<text:line-break/>CPPM(RexxPointer::equal), 1);<text:line-break/>defineKernelMethod(CHAR_STRICT_BACKSLASH_EQUAL ,ThePointerBehaviour,<text:line-break/>CPPM(RexxPointer::notEqual), 1);<text:line-break/><text:soft-page-break/><text:line-break/>(sorry about the formatting). This is adding the methods for the "=",<text:line-break/>"==", "\=", and "\==" methods.<text:line-break/><text:line-break/>A similar line will add the isNull method:<text:line-break/><text:line-break/>defineKernelMethod(CHAR_ISNULL, ThePointerBehaviour,<text:line-break/>CPPM(RexxPointer::isNull), 0);<text:line-break/><text:line-break/>defineKernelMethod() adds a C++ method to an ooRexx class. The first<text:line-break/>argument is the name. CHAR_ISNULL I'll talk about below. The second<text:line-break/>argument is the behaviour object for the target class...the Pointer<text:line-break/>class. The behaviour object owns the method dictionary for methods<text:line-break/>that get added to class instances.<text:line-break/><text:line-break/>The third argument is a function pointer for the real C++ method. The<text:line-break/>CPPM() macro casts this to a generic method pointer type. The final<text:line-break/>argument is the number of arguments the C++ macro expects. This one<text:line-break/>doesn't take any arguments, so we specify 0.<text:line-break/><text:line-break/>If you try to compile this now, you're likely to get a compile error<text:line-break/>followed by a logic error during the image build. There's a couple<text:line-break/>more steps we need to take.<text:line-break/><text:line-break/>Back to our friend CHAR_ISNULL. This is a character string constant<text:line-break/>from the interpreter central literal string pool. This is defined in<text:line-break/>RexxConstants.hpp, and we generally have simple mappings to most<text:line-break/>character string literal values. So, this adds<text:line-break/><text:line-break/>CHARCONSTANT(ISNULL, "ISNULL");<text:line-break/><text:line-break/>to the list. CHAR_ISNULL is now defined. This usage is largely driven<text:line-break/>by IBM's standards for dealing with constants, and for many of these,<text:line-break/>we could directly use "ISNULL" in the defineKernelMethod() call, since<text:line-break/>this is the only usage of that value. It is sort of nice to keep<text:line-break/>things consistent though.<text:line-break/><text:line-break/>The next step is updating the exported method table in CPPCode.cpp.<text:line-break/>Again, search for "RexxPointer::", and you'll find the other methods<text:line-break/>that have been exported for the RexxPointer class. This table is used<text:line-break/>to restore the classes save in the rexx.img file to point back to the<text:line-break/>real C++ classes when rexx.img is loaded. If the method is not<text:line-break/>include in this table, then a logicError() condition is raised during<text:line-break/>the rexximage buld phase.<text:line-break/><text:line-break/>CPPM(RexxPointer::equal),<text:line-break/>CPPM(RexxPointer::notEqual),<text:line-break/>CPPM(RexxPointer::newRexx),<text:line-break/>+CPPM(RexxPointer::isNull),<text:line-break/><text:line-break/><text:soft-page-break/>CPPM(RexxBuffer::newRexx),<text:line-break/><text:line-break/>Voila, you're done. I recommend recompiling everything after doing<text:line-break/>this, but once the image has been rebuilt, the method will be<text:line-break/>available from ooRexx code.<text:line-break/><text:line-break/>Rick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5:53:00</meta:creation-date>
    <dc:creator>JFaucher</dc:creator>
    <dc:date>2009-06-07T19:05:00</dc:date>
    <meta:editing-cycles>6</meta:editing-cycles>
    <meta:editing-duration>PT00H04M00S</meta:editing-duration>
    <meta:document-statistic meta:table-count="0" meta:image-count="0" meta:object-count="0" meta:page-count="7" meta:paragraph-count="23" meta:word-count="1403" meta:character-count="9114"/>
    <meta:generator>OpenOffice.org/3.2$Win32 OpenOffice.org_project/320m18$Build-9502</meta:generator>
  </office:meta>
</office:document-meta>
</file>